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2000000AF011BBF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Futura Std'" style:font-pitch="variable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'Futura Std'" style:font-pitch="variable"/>
    </style:style>
    <style:style style:name="T2" style:family="text">
      <style:text-properties fo:font-family="'Futura Std'" style:font-pitch="variabl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39cm" svg:height="4.629cm" svg:x="5.658cm" svg:y="10.9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1"/></text:p>
            <text:p text:style-name="P1"><text:span text:style-name="T2">AC-001: Responsable</text:span><text:span text:style-name="T2"><text:line-break/></text:span><text:span text:style-name="T2">del proyecto</text:span></text:p>
          </draw:image>
        </draw:frame>
        <draw:frame draw:style-name="gr1" draw:text-style-name="P2" draw:layer="layout" svg:width="3.439cm" svg:height="4.629cm" svg:x="11.502cm" svg:y="10.901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1"/></text:p>
            <text:p text:style-name="P1"><text:span text:style-name="T2">AC-002: Participante</text:span><text:span text:style-name="T2"><text:line-break/></text:span><text:span text:style-name="T2">del proyecto</text:span></text:p>
          </draw:image>
        </draw:frame>
        <draw:frame draw:style-name="gr2" draw:text-style-name="P3" draw:layer="layout" svg:width="8.956cm" svg:height="0.806cm" svg:x="5.752cm" svg:y="9.939cm">
          <draw:text-box>
            <text:p><text:span text:style-name="T3">CU-001. Definición de actores basic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8T11:02:58</meta:creation-date>
    <dc:date>2011-04-18T19:14:32</dc:date>
    <dc:creator>Carlos Camargo</dc:creator>
    <meta:editing-duration>PT00H09M01S</meta:editing-duration>
    <meta:editing-cycles>2</meta:editing-cycles>
    <meta:generator>OpenOffice.org/3.2$Unix OpenOffice.org_project/320m19$Build-9505</meta:generator>
    <meta:document-statistic meta:object-count="3"/>
  </office:meta>
</office:document-meta>
</file>